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wa" svg:font-family="Timwa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text-properties style:font-name="Times New Roman" officeooo:rsid="001e8808" officeooo:paragraph-rsid="001e8808"/>
    </style:style>
    <style:style style:name="P6" style:family="paragraph" style:parent-style-name="Text_20_body">
      <style:text-properties style:font-name="Times New Roman" officeooo:paragraph-rsid="001e8808"/>
    </style:style>
    <style:style style:name="P7" style:family="paragraph" style:parent-style-name="Text_20_body">
      <style:text-properties officeooo:paragraph-rsid="001e8808"/>
    </style:style>
    <style:style style:name="T1" style:family="text">
      <style:text-properties officeooo:rsid="001e880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ejlesztői Dokumentáció: HalálLabirintus Játék</text:h>
      <text:p text:style-name="P3"/>
      <text:p text:style-name="P7">Tartalomjegyzék</text:p>
      <text:p text:style-name="P6"><text:s text:c="4"/>1. Bevezetés</text:p>
      <text:p text:style-name="P6"><text:s text:c="4"/>2. Projekt Struktúra</text:p>
      <text:p text:style-name="P6"><text:s text:c="4"/>3. Osztályok és Metódusok</text:p>
      <text:p text:style-name="P6"><text:s text:c="4"/>4. Továbbfejlesztési Lehetőségek</text:p>
      <text:p text:style-name="P6"><text:s text:c="4"/>5. Tesztelési Dokumentáció</text:p>
      <text:p text:style-name="P6"/>
      <text:p text:style-name="P4">1. Bevezetés</text:p>
      <text:p text:style-name="P2">A HalálLabirintus <text:span text:style-name="T1">java </text:span>projekt egy számítógépes játék, amely a hagyományos lapozgatós könyvjáték digitális adaptációja. A játék célja, hogy a felhasználók választásaik alapján haladjanak különböző oldalak között, miközben különféle kihívásokat teljesítenek, tárgyakat gyűjtenek, és karakterük képességeit fejlesztik.</text:p>
      <text:p text:style-name="P2"/>
      <text:p text:style-name="P4">2. Projekt Struktúra</text:p>
      <text:p text:style-name="P2"><text:s text:c="4"/>• Projekt név: HalalLabirintus</text:p>
      <text:p text:style-name="P2"><text:s text:c="4"/>• Csomag név: halalrabirintus</text:p>
      <text:p text:style-name="P2"><text:s text:c="4"/>• Fő osztály: HalalLabirintus.java</text:p>
      <text:p text:style-name="P4">3. Osztályok és Metódusok</text:p>
      <text:p text:style-name="P4"/>
      <text:p text:style-name="P2"><text:s text:c="4"/>• HalalLabirintus.java: Ez az osztály tartalmazza a játék grafikus felületét és a felhasználói interakciók kezelésére szolgáló logikát. A felületen megjelenik az aktuális oldal szövege, és a felhasználó választása alapján navigál a következő oldalra <text:span text:style-name="T1">a gombokra kattintva.</text:span></text:p>
      <text:p text:style-name="P2"><text:s text:c="4"/>• Eseménykezelés: A navigációs gombok (JButton objektumok) eseménykezelői (ActionListener), amelyek meghatározzák a játékmenetet. <text:span text:style-name="T1">M</text:span>ind<text:span text:style-name="T1">ig</text:span> egy előre meghatározott szöveg jelenik meg <text:span text:style-name="T1">képpel, és a továbbjutáshoz szolgáló gombokkal.</text:span></text:p>
      <text:p text:style-name="P2"><text:s text:c="4"/>• Képességek kezelése: Az ügyesség, életerő és szerencse számítása egy random számgenerátor segítségével történik <text:span text:style-name="T1">a játék legelején</text:span>, amely 1 és 6 közötti értékeket generál. Ezt a logikát jelenleg egyszerű változók és feltételes szerkezetek kezelik.</text:p>
      <text:p text:style-name="P2"/>
      <text:p text:style-name="P4">4. Továbbfejlesztési Lehetőségek</text:p>
      <text:p text:style-name="P2"><text:soft-page-break/><text:s text:c="4"/>• Oldal navigáció fejlesztése: A játék jelenlegi állapotában a visszalapozás <text:span text:style-name="T1">más lapokra (panel fülekre) a felhasználó számára már nem lehetséges, viszont volt egy hátizsák fül ami sajnos a többi panellel együtt nem működhetett, emiatt elkülönitett panelbe kell helyezni, mivel a további játék során aranyon kivül még sok más tárgy beszerezhető a játék során.</text:span></text:p>
      <text:p text:style-name="P2"><text:s text:c="4"/>• Kód refaktorálása: A kód duplikációk csökkentése érdekében tervezzük metódusok létrehozását, amelyek általánosítják a hasonló funkciókat.</text:p>
      <text:p text:style-name="P2"><text:s text:c="8"/>◦ Oldalszam() metódus: Egy általános metódus, amely kezeli az oldalak közötti navigációt.</text:p>
      <text:p text:style-name="P2"><text:s text:c="8"/>◦ <text:span text:style-name="T1">Kepessegek</text:span>() metódus: Egy metódus a képességek random generált értékeinek kezelésére.</text:p>
      <text:p text:style-name="P2"><text:s text:c="4"/>• Felugró ablakok használata: A játékmenetet felugró ablakokban tervezzük megjeleníteni, amelyek jobban felhívják a játékos figyelmét az adott helyzet fontosságára.</text:p>
      <text:p text:style-name="P5">A harc metódusának lekreálása és a szerencse képesség használatának bevezetése.</text:p>
      <text:p text:style-name="P4">5. Tesztelési Dokumentáció</text:p>
      <text:p text:style-name="P2">A tesztelési folyamat során legalább 10 releváns tesztesetet kell definiálni, amelyek a következőket foglalják magukban:</text:p>
      <text:p text:style-name="P2"><text:s text:c="4"/>1. Oldal navigáció tesztelése: helyes oldalra történik-e az ugrás.</text:p>
      <text:p text:style-name="P2"><text:s text:c="4"/>2. Képességek növelésének tesztelése: a random generált értékek helyes hozzáadása.</text:p>
      <text:p text:style-name="P2"><text:s text:c="4"/>3. Gomb események tesztelése: minden gomb megfelelően váltja-e ki az eseményt.</text:p>
      <text:p text:style-name="P2"><text:s text:c="4"/>4. Felugró ablakok viselkedésének tesztelése: megfelelő helyzetekben jelennek-e meg.</text:p>
      <text:p text:style-name="P2"><text:s text:c="4"/>5. <text:span text:style-name="T1">A játék grafikus felületén lévő elemek egymáshoz viszonytatott elhelyezkedése: Nem csúszik -e szét a felület.</text:span></text:p>
      <text:p text:style-name="P2"><text:s text:c="4"/>6. Hibás bemenetek kezelése: a rendszer megfelelően kezeli-e a váratlan vagy hibás bemeneteket.</text:p>
      <text:p text:style-name="P2"><text:s text:c="4"/>7. <text:span text:style-name="T1">Előrehaladás</text:span> tesztelése: a játék <text:span text:style-name="T1">nem dob -e vissza előző lapokra.</text:span></text:p>
      <text:p text:style-name="P2"><text:s text:c="4"/>8. Kompatibilitási tesztelés: a játék helyesen fut-e különböző operációs rendszereken.</text:p>
      <text:p text:style-name="P2"><text:s text:c="4"/>9. <text:span text:style-name="T1">A játék elvégezhetősége: Befejezhető, megnyerhető -e a játék?</text:span></text:p>
      <text:p text:style-name="P2"><text:s text:c="4"/>10. Dokumentáció és valóság összhangjának tesztelése: a dokumentációban leírtak megfelelnek-e a tényleges működésnek.</text:p>
      <text:p text:style-name="P2">Ez a dokumentáció egy átfogó képet nyújt a HalálLabirintus projekt jelenlegi állapotáról és a tervezett fejlesztésekről. A dokumentum célja, hogy a fejlesztők számára egyértelmű útmutatást adjon a projekt további munkáihoz és a tesztelési folyamatokho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wa" svg:font-family="Timw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4:19:41.076000000</meta:creation-date>
    <dc:date>2024-01-09T04:42:56.098000000</dc:date>
    <meta:editing-duration>PT23M15S</meta:editing-duration>
    <meta:editing-cycles>1</meta:editing-cycles>
    <meta:document-statistic meta:table-count="0" meta:image-count="0" meta:object-count="0" meta:page-count="2" meta:paragraph-count="37" meta:word-count="461" meta:character-count="3700" meta:non-whitespace-character-count="3164"/>
    <meta:generator>LibreOffice/7.6.4.1$Windows_X86_64 LibreOffice_project/e19e193f88cd6c0525a17fb7a176ed8e6a3e2aa1</meta:generator>
  </office:meta>
</office:document-meta>
</file>